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8.443cm" svg:height="16.011cm" svg:x="4.983cm" svg:y="0.266cm">
            <draw:object draw:notify-on-update-of-ranges="Foglio1.A1:Foglio1.A1 Foglio1.A2:Foglio1.A22 Foglio1.B1:Foglio1.B1 Foglio1.B2:Foglio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.772cm" svg:height="16.017cm" svg:x="4.626cm" svg:y="19.071cm">
            <draw:object draw:notify-on-update-of-ranges="Foglio1.A43:Foglio1.A43 Foglio1.A44:Foglio1.A64 Foglio1.B43:Foglio1.B43 Foglio1.B44:Foglio1.B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if</text:p>
          </table:table-cell>
          <table:table-cell office:value-type="string" calcext:value-type="string">
            <text:p>scan</text:p>
          </table:table-cell>
        </table:table-row>
        <table:table-row table:style-name="ro1">
          <table:table-cell office:value-type="float" office:value="89.13" calcext:value-type="float">
            <text:p>89,13</text:p>
          </table:table-cell>
          <table:table-cell office:value-type="float" office:value="99.035" calcext:value-type="float">
            <text:p>99,035</text:p>
          </table:table-cell>
        </table:table-row>
        <table:table-row table:style-name="ro1">
          <table:table-cell office:value-type="float" office:value="63.1" calcext:value-type="float">
            <text:p>63,1</text:p>
          </table:table-cell>
          <table:table-cell office:value-type="float" office:value="96.32" calcext:value-type="float">
            <text:p>96,32</text:p>
          </table:table-cell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91.56" calcext:value-type="float">
            <text:p>91,56</text:p>
          </table:table-cell>
        </table:table-row>
        <table:table-row table:style-name="ro1">
          <table:table-cell office:value-type="float" office:value="31.62" calcext:value-type="float">
            <text:p>31,62</text:p>
          </table:table-cell>
          <table:table-cell office:value-type="float" office:value="76.245" calcext:value-type="float">
            <text:p>76,245</text:p>
          </table:table-cell>
        </table:table-row>
        <table:table-row table:style-name="ro1">
          <table:table-cell office:value-type="float" office:value="22.39" calcext:value-type="float">
            <text:p>22,39</text:p>
          </table:table-cell>
          <table:table-cell office:value-type="float" office:value="61.76" calcext:value-type="float">
            <text:p>61,76</text:p>
          </table:table-cell>
        </table:table-row>
        <table:table-row table:style-name="ro1">
          <table:table-cell office:value-type="float" office:value="15.85" calcext:value-type="float">
            <text:p>15,85</text:p>
          </table:table-cell>
          <table:table-cell office:value-type="float" office:value="48.805" calcext:value-type="float">
            <text:p>48,805</text:p>
          </table:table-cell>
        </table:table-row>
        <table:table-row table:style-name="ro1">
          <table:table-cell office:value-type="float" office:value="11.22" calcext:value-type="float">
            <text:p>11,22</text:p>
          </table:table-cell>
          <table:table-cell office:value-type="float" office:value="39.225" calcext:value-type="float">
            <text:p>39,225</text:p>
          </table:table-cell>
        </table:table-row>
        <table:table-row table:style-name="ro1">
          <table:table-cell office:value-type="float" office:value="7.943" calcext:value-type="float">
            <text:p>7,943</text:p>
          </table:table-cell>
          <table:table-cell office:value-type="float" office:value="31.935" calcext:value-type="float">
            <text:p>31,935</text:p>
          </table:table-cell>
        </table:table-row>
        <table:table-row table:style-name="ro1">
          <table:table-cell office:value-type="float" office:value="5.623" calcext:value-type="float">
            <text:p>5,623</text:p>
          </table:table-cell>
          <table:table-cell office:value-type="float" office:value="24.96" calcext:value-type="float">
            <text:p>24,96</text:p>
          </table:table-cell>
        </table:table-row>
        <table:table-row table:style-name="ro1">
          <table:table-cell office:value-type="float" office:value="3.981" calcext:value-type="float">
            <text:p>3,981</text:p>
          </table:table-cell>
          <table:table-cell office:value-type="float" office:value="19.675" calcext:value-type="float">
            <text:p>19,675</text:p>
          </table:table-cell>
        </table:table-row>
        <table:table-row table:style-name="ro1">
          <table:table-cell office:value-type="float" office:value="2.818" calcext:value-type="float">
            <text:p>2,818</text:p>
          </table:table-cell>
          <table:table-cell office:value-type="float" office:value="15.83" calcext:value-type="float">
            <text:p>15,83</text:p>
          </table:table-cell>
        </table:table-row>
        <table:table-row table:style-name="ro1">
          <table:table-cell office:value-type="float" office:value="1.995" calcext:value-type="float">
            <text:p>1,995</text:p>
          </table:table-cell>
          <table:table-cell office:value-type="float" office:value="12.46" calcext:value-type="float">
            <text:p>12,46</text:p>
          </table:table-cell>
        </table:table-row>
        <table:table-row table:style-name="ro1">
          <table:table-cell office:value-type="float" office:value="1.413" calcext:value-type="float">
            <text:p>1,413</text:p>
          </table:table-cell>
          <table:table-cell office:value-type="float" office:value="10.125" calcext:value-type="float">
            <text:p>10,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36" calcext:value-type="float">
            <text:p>8,336</text:p>
          </table:table-cell>
        </table:table-row>
        <table:table-row table:style-name="ro1">
          <table:table-cell office:value-type="float" office:value="0.7079" calcext:value-type="float">
            <text:p>0,7079</text:p>
          </table:table-cell>
          <table:table-cell office:value-type="float" office:value="6.9125" calcext:value-type="float">
            <text:p>6,9125</text:p>
          </table:table-cell>
        </table:table-row>
        <table:table-row table:style-name="ro1">
          <table:table-cell office:value-type="float" office:value="0.5012" calcext:value-type="float">
            <text:p>0,5012</text:p>
          </table:table-cell>
          <table:table-cell office:value-type="float" office:value="5.584" calcext:value-type="float">
            <text:p>5,584</text:p>
          </table:table-cell>
        </table:table-row>
        <table:table-row table:style-name="ro1">
          <table:table-cell office:value-type="float" office:value="0.3548" calcext:value-type="float">
            <text:p>0,3548</text:p>
          </table:table-cell>
          <table:table-cell office:value-type="float" office:value="4.739" calcext:value-type="float">
            <text:p>4,739</text:p>
          </table:table-cell>
        </table:table-row>
        <table:table-row table:style-name="ro1">
          <table:table-cell office:value-type="float" office:value="0.2512" calcext:value-type="float">
            <text:p>0,2512</text:p>
          </table:table-cell>
          <table:table-cell office:value-type="float" office:value="3.924" calcext:value-type="float">
            <text:p>3,924</text:p>
          </table:table-cell>
        </table:table-row>
        <table:table-row table:style-name="ro1">
          <table:table-cell office:value-type="float" office:value="0.1778" calcext:value-type="float">
            <text:p>0,1778</text:p>
          </table:table-cell>
          <table:table-cell office:value-type="float" office:value="3.1845" calcext:value-type="float">
            <text:p>3,1845</text:p>
          </table:table-cell>
        </table:table-row>
        <table:table-row table:style-name="ro1">
          <table:table-cell office:value-type="float" office:value="0.1259" calcext:value-type="float">
            <text:p>0,1259</text:p>
          </table:table-cell>
          <table:table-cell office:value-type="float" office:value="2.5935" calcext:value-type="float">
            <text:p>2,5935</text:p>
          </table:table-cell>
        </table:table-row>
        <table:table-row table:style-name="ro1">
          <table:table-cell office:value-type="float" office:value="0.0891" calcext:value-type="float">
            <text:p>0,0891</text:p>
          </table:table-cell>
          <table:table-cell office:value-type="float" office:value="2.2565" calcext:value-type="float">
            <text:p>2,2565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rif</text:p>
          </table:table-cell>
          <table:table-cell office:value-type="string" calcext:value-type="string">
            <text:p>scan</text:p>
          </table:table-cell>
        </table:table-row>
        <table:table-row table:style-name="ro1">
          <table:table-cell table:formula="of:=LOG10(100/[.A2])" office:value-type="float" office:value="0.0499760934766735" calcext:value-type="float">
            <text:p>0,049976093476674</text:p>
          </table:table-cell>
          <table:table-cell table:formula="of:=LOG10(100/[.B2])" office:value-type="float" office:value="0.00421129408349254" calcext:value-type="float">
            <text:p>0,004211294083493</text:p>
          </table:table-cell>
        </table:table-row>
        <table:table-row table:style-name="ro1">
          <table:table-cell table:formula="of:=LOG10(100/[.A3])" office:value-type="float" office:value="0.199970640755866" calcext:value-type="float">
            <text:p>0,199970640755866</text:p>
          </table:table-cell>
          <table:table-cell table:formula="of:=LOG10(100/[.B3])" office:value-type="float" office:value="0.0162835260862507" calcext:value-type="float">
            <text:p>0,016283526086251</text:p>
          </table:table-cell>
        </table:table-row>
        <table:table-row table:style-name="ro1">
          <table:table-cell table:formula="of:=LOG10(100/[.A4])" office:value-type="float" office:value="0.349984047528161" calcext:value-type="float">
            <text:p>0,349984047528161</text:p>
          </table:table-cell>
          <table:table-cell table:formula="of:=LOG10(100/[.B4])" office:value-type="float" office:value="0.0382942159974947" calcext:value-type="float">
            <text:p>0,038294215997495</text:p>
          </table:table-cell>
        </table:table-row>
        <table:table-row table:style-name="ro1">
          <table:table-cell table:formula="of:=LOG10(100/[.A5])" office:value-type="float" office:value="0.50003813440381" calcext:value-type="float">
            <text:p>0,50003813440381</text:p>
          </table:table-cell>
          <table:table-cell table:formula="of:=LOG10(100/[.B5])" office:value-type="float" office:value="0.117788631241615" calcext:value-type="float">
            <text:p>0,117788631241615</text:p>
          </table:table-cell>
        </table:table-row>
        <table:table-row table:style-name="ro1">
          <table:table-cell table:formula="of:=LOG10(100/[.A6])" office:value-type="float" office:value="0.64994590642097" calcext:value-type="float">
            <text:p>0,64994590642097</text:p>
          </table:table-cell>
          <table:table-cell table:formula="of:=LOG10(100/[.B6])" office:value-type="float" office:value="0.20929271267232" calcext:value-type="float">
            <text:p>0,20929271267232</text:p>
          </table:table-cell>
        </table:table-row>
        <table:table-row table:style-name="ro1">
          <table:table-cell table:formula="of:=LOG10(100/[.A7])" office:value-type="float" office:value="0.79997073344623" calcext:value-type="float">
            <text:p>0,79997073344623</text:p>
          </table:table-cell>
          <table:table-cell table:formula="of:=LOG10(100/[.B7])" office:value-type="float" office:value="0.311535682891272" calcext:value-type="float">
            <text:p>0,311535682891272</text:p>
          </table:table-cell>
        </table:table-row>
        <table:table-row table:style-name="ro1">
          <table:table-cell table:formula="of:=LOG10(100/[.A8])" office:value-type="float" office:value="0.950007143079857" calcext:value-type="float">
            <text:p>0,950007143079857</text:p>
          </table:table-cell>
          <table:table-cell table:formula="of:=LOG10(100/[.B8])" office:value-type="float" office:value="0.406437047741026" calcext:value-type="float">
            <text:p>0,406437047741026</text:p>
          </table:table-cell>
        </table:table-row>
        <table:table-row table:style-name="ro1">
          <table:table-cell table:formula="of:=LOG10(100/[.A9])" office:value-type="float" office:value="1.10001543745061" calcext:value-type="float">
            <text:p>1,10001543745061</text:p>
          </table:table-cell>
          <table:table-cell table:formula="of:=LOG10(100/[.B9])" office:value-type="float" office:value="0.495733079505996" calcext:value-type="float">
            <text:p>0,495733079505996</text:p>
          </table:table-cell>
        </table:table-row>
        <table:table-row table:style-name="ro1">
          <table:table-cell table:formula="of:=LOG10(100/[.A10])" office:value-type="float" office:value="1.2500319164906" calcext:value-type="float">
            <text:p>1,2500319164906</text:p>
          </table:table-cell>
          <table:table-cell table:formula="of:=LOG10(100/[.B10])" office:value-type="float" office:value="0.602755418989614" calcext:value-type="float">
            <text:p>0,602755418989614</text:p>
          </table:table-cell>
        </table:table-row>
        <table:table-row table:style-name="ro1">
          <table:table-cell table:formula="of:=LOG10(100/[.A11])" office:value-type="float" office:value="1.4000078224159" calcext:value-type="float">
            <text:p>1,4000078224159</text:p>
          </table:table-cell>
          <table:table-cell table:formula="of:=LOG10(100/[.B11])" office:value-type="float" office:value="0.706085258968898" calcext:value-type="float">
            <text:p>0,706085258968898</text:p>
          </table:table-cell>
        </table:table-row>
        <table:table-row table:style-name="ro1">
          <table:table-cell table:formula="of:=LOG10(100/[.A12])" office:value-type="float" office:value="1.55005901122666" calcext:value-type="float">
            <text:p>1,55005901122666</text:p>
          </table:table-cell>
          <table:table-cell table:formula="of:=LOG10(100/[.B12])" office:value-type="float" office:value="0.800519085137644" calcext:value-type="float">
            <text:p>0,800519085137644</text:p>
          </table:table-cell>
        </table:table-row>
        <table:table-row table:style-name="ro1">
          <table:table-cell table:formula="of:=LOG10(100/[.A13])" office:value-type="float" office:value="1.70005709997723" calcext:value-type="float">
            <text:p>1,70005709997723</text:p>
          </table:table-cell>
          <table:table-cell table:formula="of:=LOG10(100/[.B13])" office:value-type="float" office:value="0.904481957676849" calcext:value-type="float">
            <text:p>0,904481957676849</text:p>
          </table:table-cell>
        </table:table-row>
        <table:table-row table:style-name="ro1">
          <table:table-cell table:formula="of:=LOG10(100/[.A14])" office:value-type="float" office:value="1.84985783815144" calcext:value-type="float">
            <text:p>1,84985783815144</text:p>
          </table:table-cell>
          <table:table-cell table:formula="of:=LOG10(100/[.B14])" office:value-type="float" office:value="0.994604968113294" calcext:value-type="float">
            <text:p>0,994604968113294</text:p>
          </table:table-cell>
        </table:table-row>
        <table:table-row table:style-name="ro1">
          <table:table-cell table:formula="of:=LOG10(100/[.A15])" office:value-type="float" office:value="2" calcext:value-type="float">
            <text:p>2</text:p>
          </table:table-cell>
          <table:table-cell table:formula="of:=LOG10(100/[.B15])" office:value-type="float" office:value="1.07904229404455" calcext:value-type="float">
            <text:p>1,07904229404455</text:p>
          </table:table-cell>
        </table:table-row>
        <table:table-row table:style-name="ro1">
          <table:table-cell table:formula="of:=LOG10(100/[.A16])" office:value-type="float" office:value="2.15002808767115" calcext:value-type="float">
            <text:p>2,15002808767115</text:p>
          </table:table-cell>
          <table:table-cell table:formula="of:=LOG10(100/[.B16])" office:value-type="float" office:value="1.16036485568725" calcext:value-type="float">
            <text:p>1,16036485568725</text:p>
          </table:table-cell>
        </table:table-row>
        <table:table-row table:style-name="ro1">
          <table:table-cell table:formula="of:=LOG10(100/[.A17])" office:value-type="float" office:value="2.29998893767789" calcext:value-type="float">
            <text:p>2,29998893767789</text:p>
          </table:table-cell>
          <table:table-cell table:formula="of:=LOG10(100/[.B17])" office:value-type="float" office:value="1.2530545903849" calcext:value-type="float">
            <text:p>1,2530545903849</text:p>
          </table:table-cell>
        </table:table-row>
        <table:table-row table:style-name="ro1">
          <table:table-cell table:formula="of:=LOG10(100/[.A18])" office:value-type="float" office:value="2.45001638884031" calcext:value-type="float">
            <text:p>2,45001638884031</text:p>
          </table:table-cell>
          <table:table-cell table:formula="of:=LOG10(100/[.B18])" office:value-type="float" office:value="1.3243132913006" calcext:value-type="float">
            <text:p>1,3243132913006</text:p>
          </table:table-cell>
        </table:table-row>
        <table:table-row table:style-name="ro1">
          <table:table-cell table:formula="of:=LOG10(100/[.A19])" office:value-type="float" office:value="2.59998036493484" calcext:value-type="float">
            <text:p>2,59998036493484</text:p>
          </table:table-cell>
          <table:table-cell table:formula="of:=LOG10(100/[.B19])" office:value-type="float" office:value="1.40627100129209" calcext:value-type="float">
            <text:p>1,40627100129209</text:p>
          </table:table-cell>
        </table:table-row>
        <table:table-row table:style-name="ro1">
          <table:table-cell table:formula="of:=LOG10(100/[.A20])" office:value-type="float" office:value="2.7500682433658" calcext:value-type="float">
            <text:p>2,7500682433658</text:p>
          </table:table-cell>
          <table:table-cell table:formula="of:=LOG10(100/[.B20])" office:value-type="float" office:value="1.49695874677832" calcext:value-type="float">
            <text:p>1,49695874677832</text:p>
          </table:table-cell>
        </table:table-row>
        <table:table-row table:style-name="ro1">
          <table:table-cell table:formula="of:=LOG10(100/[.A21])" office:value-type="float" office:value="2.89997426989214" calcext:value-type="float">
            <text:p>2,89997426989214</text:p>
          </table:table-cell>
          <table:table-cell table:formula="of:=LOG10(100/[.B21])" office:value-type="float" office:value="1.5861137476704" calcext:value-type="float">
            <text:p>1,5861137476704</text:p>
          </table:table-cell>
        </table:table-row>
        <table:table-row table:style-name="ro1">
          <table:table-cell table:formula="of:=LOG10(100/[.A22])" office:value-type="float" office:value="3.05012229596313" calcext:value-type="float">
            <text:p>3,05012229596313</text:p>
          </table:table-cell>
          <table:table-cell table:formula="of:=LOG10(100/[.B22])" office:value-type="float" office:value="1.64656466214384" calcext:value-type="float">
            <text:p>1,64656466214384</text:p>
          </table:table-cell>
        </table:table-row>
      </table:table>
      <table:named-expressions/>
      <table:database-ranges>
        <table:database-range table:name="__Anonymous_Sheet_DB__0" table:target-range-address="Foglio1.A2:Foglio1.B2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 Venturini</meta:initial-creator>
    <meta:creation-date>2021-05-12T00:17:31.844053573</meta:creation-date>
    <dc:date>2021-05-12T00:28:29.175255280</dc:date>
    <dc:creator>Andrea Venturini</dc:creator>
    <meta:editing-duration>PT47S</meta:editing-duration>
    <meta:editing-cycles>1</meta:editing-cycles>
    <meta:document-statistic meta:table-count="1" meta:cell-count="88" meta:object-count="2"/>
    <meta:generator>LibreOffice/7.0.5.2$Linux_X86_64 LibreOffice_project/00$Build-2</meta:generator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44cm" svg:height="16.012cm" xlink:href=".." xlink:type="simple" chart:class="chart:line" chart:style-name="ch1">
        <chart:legend chart:legend-position="end" svg:x="26.359cm" svg:y="7.458cm" style:legend-expansion="high" chart:style-name="ch2"/>
        <chart:plot-area chart:style-name="ch3" table:cell-range-address="Foglio1.A1:Foglio1.B22" chart:data-source-has-labels="row" svg:x="0.568cm" svg:y="0.32cm" svg:width="25.223cm" svg:height="15.372cm">
          <chart:coordinate-region svg:x="1.189cm" svg:y="0.519cm" svg:width="24.229cm" svg:height="14.52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A2:Foglio1.A22" chart:label-cell-address="Foglio1.A1:Foglio1.A1" chart:class="chart:line">
            <chart:data-point chart:repeated="21"/>
          </chart:series>
          <chart:series chart:style-name="ch7" chart:values-cell-range-address="Foglio1.B2:Foglio1.B22" chart:label-cell-address="Foglio1.B1:Foglio1.B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f</text:p>
                <draw:g>
                  <svg:desc>Foglio1.A1:Foglio1.A1</svg:desc>
                </draw:g>
              </table:table-cell>
              <table:table-cell office:value-type="string">
                <text:p>scan</text:p>
                <draw:g>
                  <svg:desc>Foglio1.B1:Foglio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13">
                <text:p>89.13</text:p>
                <draw:g>
                  <svg:desc>Foglio1.A2:Foglio1.A22</svg:desc>
                </draw:g>
              </table:table-cell>
              <table:table-cell office:value-type="float" office:value="99.035">
                <text:p>99.035</text:p>
                <draw:g>
                  <svg:desc>Foglio1.B2:Foglio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1">
                <text:p>63.1</text:p>
              </table:table-cell>
              <table:table-cell office:value-type="float" office:value="96.32">
                <text:p>96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67">
                <text:p>44.67</text:p>
              </table:table-cell>
              <table:table-cell office:value-type="float" office:value="91.56">
                <text:p>91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2">
                <text:p>31.62</text:p>
              </table:table-cell>
              <table:table-cell office:value-type="float" office:value="76.245">
                <text:p>76.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39">
                <text:p>22.39</text:p>
              </table:table-cell>
              <table:table-cell office:value-type="float" office:value="61.76">
                <text:p>61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5">
                <text:p>15.85</text:p>
              </table:table-cell>
              <table:table-cell office:value-type="float" office:value="48.805">
                <text:p>48.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22">
                <text:p>11.22</text:p>
              </table:table-cell>
              <table:table-cell office:value-type="float" office:value="39.225">
                <text:p>39.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43">
                <text:p>7.943</text:p>
              </table:table-cell>
              <table:table-cell office:value-type="float" office:value="31.935">
                <text:p>31.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23">
                <text:p>5.623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81">
                <text:p>3.981</text:p>
              </table:table-cell>
              <table:table-cell office:value-type="float" office:value="19.675">
                <text:p>19.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8">
                <text:p>2.818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95">
                <text:p>1.995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13">
                <text:p>1.413</text:p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8.336">
                <text:p>8.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79">
                <text:p>0.7079</text:p>
              </table:table-cell>
              <table:table-cell office:value-type="float" office:value="6.9125">
                <text:p>6.9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12">
                <text:p>0.5012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48">
                <text:p>0.3548</text:p>
              </table:table-cell>
              <table:table-cell office:value-type="float" office:value="4.739">
                <text:p>4.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12">
                <text:p>0.2512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78">
                <text:p>0.1778</text:p>
              </table:table-cell>
              <table:table-cell office:value-type="float" office:value="3.1845">
                <text:p>3.1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59">
                <text:p>0.1259</text:p>
              </table:table-cell>
              <table:table-cell office:value-type="float" office:value="2.5935">
                <text:p>2.5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91">
                <text:p>0.0891</text:p>
              </table:table-cell>
              <table:table-cell office:value-type="float" office:value="2.2565">
                <text:p>2.2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773cm" svg:height="16.018cm" xlink:href=".." xlink:type="simple" chart:class="chart:line" chart:style-name="ch1">
        <chart:legend chart:legend-position="end" svg:x="26.688cm" svg:y="7.461cm" style:legend-expansion="high" chart:style-name="ch2"/>
        <chart:plot-area chart:style-name="ch3" table:cell-range-address="Foglio1.A43:Foglio1.B64" chart:data-source-has-labels="row" svg:x="0.575cm" svg:y="0.32cm" svg:width="25.538cm" svg:height="15.378cm">
          <chart:coordinate-region svg:x="1.302cm" svg:y="0.519cm" svg:width="24.624cm" svg:height="14.53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A44:Foglio1.A64" chart:label-cell-address="Foglio1.A43:Foglio1.A43" chart:class="chart:line">
            <chart:data-point chart:repeated="21"/>
          </chart:series>
          <chart:series chart:style-name="ch7" chart:values-cell-range-address="Foglio1.B44:Foglio1.B64" chart:label-cell-address="Foglio1.B43:Foglio1.B43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f</text:p>
                <draw:g>
                  <svg:desc>Foglio1.A43:Foglio1.A43</svg:desc>
                </draw:g>
              </table:table-cell>
              <table:table-cell office:value-type="string">
                <text:p>scan</text:p>
                <draw:g>
                  <svg:desc>Foglio1.B43:Foglio1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9760934766735">
                <text:p>0.0499760934766735</text:p>
                <draw:g>
                  <svg:desc>Foglio1.A44:Foglio1.A64</svg:desc>
                </draw:g>
              </table:table-cell>
              <table:table-cell office:value-type="float" office:value="0.00421129408349254">
                <text:p>0.00421129408349254</text:p>
                <draw:g>
                  <svg:desc>Foglio1.B44:Foglio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9970640755866">
                <text:p>0.199970640755866</text:p>
              </table:table-cell>
              <table:table-cell office:value-type="float" office:value="0.0162835260862507">
                <text:p>0.0162835260862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984047528161">
                <text:p>0.349984047528161</text:p>
              </table:table-cell>
              <table:table-cell office:value-type="float" office:value="0.0382942159974947">
                <text:p>0.03829421599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03813440381">
                <text:p>0.50003813440381</text:p>
              </table:table-cell>
              <table:table-cell office:value-type="float" office:value="0.117788631241615">
                <text:p>0.117788631241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994590642097">
                <text:p>0.64994590642097</text:p>
              </table:table-cell>
              <table:table-cell office:value-type="float" office:value="0.20929271267232">
                <text:p>0.20929271267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997073344623">
                <text:p>0.79997073344623</text:p>
              </table:table-cell>
              <table:table-cell office:value-type="float" office:value="0.311535682891272">
                <text:p>0.311535682891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0007143079857">
                <text:p>0.950007143079857</text:p>
              </table:table-cell>
              <table:table-cell office:value-type="float" office:value="0.406437047741026">
                <text:p>0.406437047741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0001543745061">
                <text:p>1.10001543745061</text:p>
              </table:table-cell>
              <table:table-cell office:value-type="float" office:value="0.495733079505996">
                <text:p>0.495733079505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00319164906">
                <text:p>1.2500319164906</text:p>
              </table:table-cell>
              <table:table-cell office:value-type="float" office:value="0.602755418989614">
                <text:p>0.602755418989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000078224159">
                <text:p>1.4000078224159</text:p>
              </table:table-cell>
              <table:table-cell office:value-type="float" office:value="0.706085258968898">
                <text:p>0.706085258968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5005901122666">
                <text:p>1.55005901122666</text:p>
              </table:table-cell>
              <table:table-cell office:value-type="float" office:value="0.800519085137644">
                <text:p>0.800519085137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0005709997723">
                <text:p>1.70005709997723</text:p>
              </table:table-cell>
              <table:table-cell office:value-type="float" office:value="0.904481957676849">
                <text:p>0.904481957676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4985783815144">
                <text:p>1.84985783815144</text:p>
              </table:table-cell>
              <table:table-cell office:value-type="float" office:value="0.994604968113294">
                <text:p>0.994604968113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07904229404455">
                <text:p>1.07904229404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5002808767115">
                <text:p>2.15002808767115</text:p>
              </table:table-cell>
              <table:table-cell office:value-type="float" office:value="1.16036485568725">
                <text:p>1.16036485568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9998893767789">
                <text:p>2.29998893767789</text:p>
              </table:table-cell>
              <table:table-cell office:value-type="float" office:value="1.2530545903849">
                <text:p>1.2530545903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5001638884031">
                <text:p>2.45001638884031</text:p>
              </table:table-cell>
              <table:table-cell office:value-type="float" office:value="1.3243132913006">
                <text:p>1.3243132913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9998036493484">
                <text:p>2.59998036493484</text:p>
              </table:table-cell>
              <table:table-cell office:value-type="float" office:value="1.40627100129209">
                <text:p>1.40627100129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500682433658">
                <text:p>2.7500682433658</text:p>
              </table:table-cell>
              <table:table-cell office:value-type="float" office:value="1.49695874677832">
                <text:p>1.49695874677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9997426989214">
                <text:p>2.89997426989214</text:p>
              </table:table-cell>
              <table:table-cell office:value-type="float" office:value="1.5861137476704">
                <text:p>1.5861137476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5012229596313">
                <text:p>3.05012229596313</text:p>
              </table:table-cell>
              <table:table-cell office:value-type="float" office:value="1.64656466214384">
                <text:p>1.64656466214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